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ion_roi_result" table:style-name="ta1">
        <table:shapes>
          <draw:frame draw:z-index="0" draw:style-name="gr1" draw:text-style-name="P1" svg:width="159.99mm" svg:height="89.99mm" svg:x="65.82mm" svg:y="22.51mm">
            <loext:p draw:notify-on-update-of-ranges="option_roi_result.B1:option_roi_result.B1 option_roi_result.B2:option_roi_result.B2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oi</text:p>
          </table:table-cell>
        </table:table-row>
        <table:table-row table:style-name="ro1">
          <table:table-cell office:value-type="string" calcext:value-type="string">
            <text:p>2012/1/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2012/1/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2/1/6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2/1/9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string" calcext:value-type="string">
            <text:p>2012/1/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2012/1/12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string" calcext:value-type="string">
            <text:p>2012/1/1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2/1/1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2/1/1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12/1/1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2/1/3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2/1/3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2/2/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2/2/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2/2/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2/2/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2/2/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2/2/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2/2/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2/2/1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2/2/1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2/2/2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2/2/2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2012/2/2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2012/2/2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2012/2/2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2012/2/2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2012/3/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2012/3/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2/3/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12/3/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2/3/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2/3/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2/3/1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2012/3/1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2012/3/1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2012/3/1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2012/3/1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2012/3/19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2012/3/2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2012/3/2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2012/3/2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2/3/2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2/3/2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2/3/27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2/3/2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012/3/2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2012/3/3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2012/4/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2012/4/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2/4/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2012/4/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2012/4/1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2012/4/1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2012/4/1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2012/4/1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012/4/1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12/4/17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2/4/1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2/4/1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2/4/2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2012/4/2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12/4/2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2/4/2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2012/4/2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2012/4/27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2012/4/3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2012/5/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2012/5/3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2012/5/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2/5/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2/5/9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2/5/10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2012/5/11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2012/5/15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2012/5/1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2012/5/17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2012/5/18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2012/5/2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2012/5/22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2012/5/23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2/5/24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2012/5/2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2012/5/2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2012/5/29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2012/5/31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2012/6/1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2012/6/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2012/6/8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2012/6/1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2012/6/12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2012/6/13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2012/6/1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2012/6/1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2012/6/18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2012/6/1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2012/6/2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2012/6/2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2/6/22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2/6/25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2/6/2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2012/6/2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2012/6/2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2012/6/29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2012/7/2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2012/7/3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2012/7/4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2012/7/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2/7/9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2012/7/10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2012/7/11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2012/7/12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2012/7/1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2012/7/17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2012/7/18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2012/7/19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2012/7/2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2012/7/23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2012/7/24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2012/7/25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12/7/2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2012/7/3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2012/7/3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2012/8/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2012/8/3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2012/8/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2012/8/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2012/8/8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2012/8/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2012/8/1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2012/8/14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2012/8/1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2012/8/1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2012/8/17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2012/8/2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2012/8/2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2/8/2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2/8/2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2/8/27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2012/8/2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2012/8/3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2012/8/31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2012/9/3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2012/9/4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2012/9/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2012/9/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2012/9/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2/9/1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2012/9/11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2012/9/12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2012/9/13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2012/9/1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2012/9/18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2012/9/2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2012/9/2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2012/9/24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2012/9/2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2/9/26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2012/9/2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2012/10/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2012/10/2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2012/10/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2012/10/4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2012/10/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2012/10/8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2012/10/9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2012/10/11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2012/10/12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2012/10/17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2012/10/1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2012/10/2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2012/10/2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2012/10/2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2012/10/2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2012/10/2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2012/10/29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2012/10/3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2012/10/31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2012/11/5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2012/11/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2012/11/7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2012/11/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2012/11/9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2012/11/1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2/11/15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2012/11/1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2012/11/19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2012/11/2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2012/11/2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2012/11/2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2012/11/2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2012/11/27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2012/11/28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2012/11/3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2012/12/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2012/12/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2012/12/7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2012/12/1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2012/12/1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2012/12/1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2/12/1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2/12/17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2/12/1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2012/12/1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012/12/2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2012/12/21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2012/12/22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2012/12/24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2012/12/25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2012/12/26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2012/12/27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2012/12/28</text:p>
          </table:table-cell>
          <table:table-cell office:value-type="float" office:value="248" calcext:value-type="float">
            <text:p>2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7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7T03:03:15.128871136</dc:date>
    <meta:editing-duration>PT41S</meta:editing-duration>
    <meta:editing-cycles>1</meta:editing-cycles>
    <meta:document-statistic meta:table-count="1" meta:cell-count="42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875cm" svg:y="4.201cm" style:legend-expansion="high" chart:style-name="ch2"/>
        <chart:plot-area chart:style-name="ch3" table:cell-range-address="option_roi_result.B1:option_roi_result.B213" chart:data-source-has-labels="row" svg:x="0.32cm" svg:y="0.18cm" svg:width="14.235cm" svg:height="8.64cm">
          <chartooo:coordinate-region svg:x="1.127cm" svg:y="0.379cm" svg:width="13.428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ption_roi_result.B2:option_roi_result.B213" chart:label-cell-address="option_roi_result.B1:option_roi_result.B1" chart:class="chart:bar">
            <chart:data-point chart:repeated="2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  <draw:g>
                  <svg:desc>option_roi_result.B1:option_roi_resul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">
                <text:p>-3</text:p>
                <draw:g>
                  <svg:desc>option_roi_result.B2:option_roi_result.B2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48">
                <text:p>2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